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licationContextScopeTests.testApplicatio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ApplicationContextScopeTests.initApplicationContext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ApplicationContextScopeTests.testSession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ApplicationContextScopeTests.testReques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